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style:font-weight-complex="bold"/>
    </style:style>
  </office:automatic-styles>
  <office:body>
    <office:text text:use-soft-page-breaks="true">
      <text:p text:style-name="P1">Commandos CLI packet tracer</text:p>
      <text:p text:style-name="Standard"/>
      <text:p text:style-name="P2">Cambiar nombre</text:p>
      <text:p text:style-name="Standard"/>
      <text:p text:style-name="Standard">enable</text:p>
      <text:p text:style-name="Standard">configure terminal</text:p>
      <text:p text:style-name="Standard">hostname (insertar nombre)</text:p>
      <text:p text:style-name="Standard"/>
      <text:p text:style-name="P3">Poner contraseña</text:p>
      <text:p text:style-name="Standard"/>
      <text:p text:style-name="Standard">enable</text:p>
      <text:p text:style-name="Standard">configure terminal</text:p>
      <text:p text:style-name="Standard">enable password prueba1234</text:p>
      <text:p text:style-name="Standard">enable secret<text:s/>prueba12345</text:p>
      <text:p text:style-name="Standard">exit</text:p>
      <text:p text:style-name="Standard"/>
      <text:p text:style-name="P4">Poner contraseña a la consola</text:p>
      <text:p text:style-name="P5"/>
      <text:p text:style-name="Standard">enable</text:p>
      <text:p text:style-name="Standard">configure terminal</text:p>
      <text:p text:style-name="Standard">line console 0</text:p>
      <text:p text:style-name="Standard">password prueba123456</text:p>
      <text:p text:style-name="Standard">line vty 0 15</text:p>
      <text:p text:style-name="Standard">password prueba123456</text:p>
      <text:p text:style-name="Standard">login</text:p>
      <text:p text:style-name="Standard">end</text:p>
      <text:p text:style-name="P6"/>
      <text:p text:style-name="P7"/>
      <text:p text:style-name="P8">Switch 4 puertos a la vez</text:p>
      <text:p text:style-name="P9"/>
      <text:p text:style-name="P10">Interface range fastethernet (rango)</text:p>
      <text:p text:style-name="Standard"/>
      <text:p text:style-name="Standard">Channel-group 1 mode on</text:p>
      <text:p text:style-name="Standard"/>
      <text:p text:style-name="Standard">exit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rwin Sánchez, Ethan</dc:creator>
    <meta:creation-date>2024-02-05T19:17:00Z</meta:creation-date>
    <dc:date>2024-02-09T11:21:00Z</dc:date>
    <meta:template xlink:href="Normal.dotm" xlink:type="simple"/>
    <meta:editing-cycles>3</meta:editing-cycles>
    <meta:editing-duration>PT1860S</meta:editing-duration>
    <meta:document-statistic meta:page-count="1" meta:paragraph-count="1" meta:word-count="67" meta:character-count="440" meta:row-count="3" meta:non-whitespace-character-count="374"/>
  </office:meta>
</office:document-meta>
</file>